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4" manifest:media-type="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 New Roman" fo:font-size="12pt" fo:language="en" fo:country="US" fo:font-style="normal" officeooo:rsid="00028b3c" officeooo:paragraph-rsid="00028b3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officeooo:rsid="000432a9" officeooo:paragraph-rsid="000432a9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weight="bold" officeooo:rsid="0014b446" officeooo:paragraph-rsid="0014b446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weight="bold" officeooo:rsid="001531ed" officeooo:paragraph-rsid="0018aeb1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0c23a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815dbd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9e7ba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25c6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aa4c2f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dd701e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weight="bold" officeooo:rsid="001da806" officeooo:paragraph-rsid="01f31c76" style:font-weight-asian="bold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weight="bold" officeooo:rsid="001da806" officeooo:paragraph-rsid="001da806" style:font-weight-asian="bold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weight="bold" officeooo:rsid="001ef248" officeooo:paragraph-rsid="001ef248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weight="bold" officeooo:rsid="002b81d6" officeooo:paragraph-rsid="004bcac8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Times New Roman" fo:font-weight="bold" officeooo:rsid="008bcebd" officeooo:paragraph-rsid="008bcebd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weight="bold" officeooo:rsid="00a01967" officeooo:paragraph-rsid="00a01967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weight="bold" officeooo:rsid="00a11edb" officeooo:paragraph-rsid="00a11edb" style:font-weight-asian="bold" style:font-weight-complex="bold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weight="bold" officeooo:rsid="00a11edb" officeooo:paragraph-rsid="019f26a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weight="bold" officeooo:rsid="00d2a0ce" officeooo:paragraph-rsid="00d2a0ce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1555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weight="bold" officeooo:rsid="014ced5f" officeooo:paragraph-rsid="0163f0a4" style:font-weight-asian="bold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304556c" style:font-weight-asian="bold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weight="bold" officeooo:rsid="0153197c" officeooo:paragraph-rsid="032a452f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weight="bold" officeooo:rsid="014c05b8" officeooo:paragraph-rsid="03145dec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style:font-name="Times New Roman"/>
    </style:style>
    <style:style style:name="P30" style:family="paragraph" style:parent-style-name="Text_20_body">
      <style:paragraph-properties fo:text-align="start" style:justify-single-word="false"/>
      <style:text-properties style:font-name="Times New Roman"/>
    </style:style>
    <style:style style:name="P31" style:family="paragraph" style:parent-style-name="Text_20_body">
      <style:paragraph-properties fo:text-align="center" style:justify-single-word="false"/>
      <style:text-properties style:font-name="Times New Roman" fo:font-weight="normal" officeooo:rsid="001531ed" officeooo:paragraph-rsid="001531ed" style:font-weight-asian="normal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0a11edb" style:font-weight-asian="normal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Times New Roman" fo:font-weight="normal" officeooo:rsid="00a11edb" officeooo:paragraph-rsid="019f26a1" style:font-weight-asian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Times New Roman" fo:font-weight="normal" officeooo:rsid="00a93c8c" officeooo:paragraph-rsid="00a93c8c" style:font-weight-asian="normal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weight="normal" officeooo:rsid="001ef248" officeooo:paragraph-rsid="00a01967" style:font-weight-asian="normal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" fo:font-weight="normal" officeooo:rsid="001ef248" officeooo:paragraph-rsid="001ef248" style:font-weight-asian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Times New Roman" fo:font-weight="normal" officeooo:rsid="0046c2bf" officeooo:paragraph-rsid="004bcac8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weight="normal" officeooo:rsid="0101a22a" officeooo:paragraph-rsid="0101a22a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Times New Roman" fo:font-weight="normal" officeooo:rsid="011a8261" officeooo:paragraph-rsid="011c3a91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536506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weight="normal" officeooo:rsid="01536506" officeooo:paragraph-rsid="01613673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weight="normal" officeooo:rsid="01257e8d" officeooo:paragraph-rsid="0126d0f6" style:font-weight-asian="normal" style:font-weight-complex="normal"/>
    </style:style>
    <style:style style:name="P45" style:family="paragraph" style:parent-style-name="Text_20_body">
      <style:paragraph-properties fo:text-align="center" style:justify-single-word="false"/>
      <style:text-properties style:font-name="Times New Roman" fo:font-weight="normal" officeooo:rsid="00e1cdea" officeooo:paragraph-rsid="019e7bad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1a8261" style:font-weight-asian="normal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weight="normal" officeooo:rsid="010e965e" officeooo:paragraph-rsid="01f31c76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style:font-name="Times New Roman" fo:font-weight="normal" officeooo:rsid="010e965e" officeooo:paragraph-rsid="01e12bd7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weight="normal" officeooo:rsid="01b8d132" officeooo:paragraph-rsid="01b8d132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weight="normal" officeooo:rsid="01d7b5af" officeooo:paragraph-rsid="01d7b5af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358ce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Times New Roman" fo:font-weight="normal" officeooo:rsid="01358ce4" officeooo:paragraph-rsid="01e12bd7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weight="normal" officeooo:rsid="024328ea" officeooo:paragraph-rsid="0244624a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weight="normal" officeooo:rsid="02465bc4" officeooo:paragraph-rsid="02465bc4" style:font-weight-asian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weight="normal" officeooo:rsid="0266a03d" officeooo:paragraph-rsid="0266a03d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weight="normal" officeooo:rsid="027ef917" officeooo:paragraph-rsid="027ef917" style:font-weight-asian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3e67a" style:font-weight-asian="normal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weight="normal" officeooo:rsid="0283e67a" officeooo:paragraph-rsid="02853552" style:font-weight-asian="normal" style:font-weight-complex="normal"/>
    </style:style>
    <style:style style:name="P61" style:family="paragraph" style:parent-style-name="Text_20_body">
      <style:paragraph-properties fo:text-align="center" style:justify-single-word="false"/>
      <style:text-properties style:font-name="Times New Roman" fo:font-weight="normal" officeooo:rsid="01bedb5d" officeooo:paragraph-rsid="02b6e897" style:font-weight-asian="normal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3c50a9" style:font-weight-asian="normal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3fc545" style:font-weight-asian="normal" style:font-weight-complex="normal"/>
    </style:style>
    <style:style style:name="P64" style:family="paragraph" style:parent-style-name="Text_20_body">
      <style:paragraph-properties fo:text-align="start" style:justify-single-word="false"/>
      <style:text-properties style:font-name="Times New Roman" fo:font-weight="normal" officeooo:rsid="033ae1e1" officeooo:paragraph-rsid="0343add7" style:font-weight-asian="normal" style:font-weight-complex="normal"/>
    </style:style>
    <style:style style:name="P65" style:family="paragraph" style:parent-style-name="Text_20_body">
      <style:paragraph-properties fo:text-align="start" style:justify-single-word="false"/>
      <style:text-properties style:font-name="Times New Roman" style:text-underline-style="none" fo:font-weight="normal" officeooo:rsid="02814342" officeooo:paragraph-rsid="027ef917" style:font-weight-asian="normal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style:text-underline-style="none" fo:font-weight="bold" officeooo:rsid="02d2b09c" officeooo:paragraph-rsid="02d2b09c" style:font-weight-asian="bold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weight="normal" officeooo:rsid="014ced5f" officeooo:paragraph-rsid="0283e67a" style:font-weight-asian="normal" style:font-weight-complex="normal"/>
    </style:style>
    <style:style style:name="P68" style:family="paragraph" style:parent-style-name="Heading_20_1">
      <style:text-properties style:font-name="Times New Roman" fo:font-size="16pt" style:font-size-asian="16pt" style:font-size-complex="16pt"/>
    </style:style>
    <style:style style:name="P69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70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71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72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73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74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T1" style:family="text">
      <style:text-properties officeooo:rsid="00e803f2"/>
    </style:style>
    <style:style style:name="T2" style:family="text">
      <style:text-properties officeooo:rsid="000432a9"/>
    </style:style>
    <style:style style:name="T3" style:family="text">
      <style:text-properties officeooo:rsid="00047d67"/>
    </style:style>
    <style:style style:name="T4" style:family="text">
      <style:text-properties officeooo:rsid="000862ac"/>
    </style:style>
    <style:style style:name="T5" style:family="text">
      <style:text-properties officeooo:rsid="0009f923"/>
    </style:style>
    <style:style style:name="T6" style:family="text">
      <style:text-properties officeooo:rsid="000b0221"/>
    </style:style>
    <style:style style:name="T7" style:family="text">
      <style:text-properties officeooo:rsid="0012d0c4"/>
    </style:style>
    <style:style style:name="T8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4b44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31ed" style:font-weight-asian="normal" style:font-weight-complex="normal"/>
    </style:style>
    <style:style style:name="T13" style:family="text">
      <style:text-properties fo:font-weight="normal" officeooo:rsid="0018aeb1" style:font-weight-asian="normal" style:font-weight-complex="normal"/>
    </style:style>
    <style:style style:name="T14" style:family="text">
      <style:text-properties fo:font-weight="normal" officeooo:rsid="0019e209" style:font-weight-asian="normal" style:font-weight-complex="normal"/>
    </style:style>
    <style:style style:name="T15" style:family="text">
      <style:text-properties fo:font-weight="normal" officeooo:rsid="0019eb61" style:font-weight-asian="normal" style:font-weight-complex="normal"/>
    </style:style>
    <style:style style:name="T16" style:family="text">
      <style:text-properties fo:font-weight="normal" officeooo:rsid="002ec2d3" style:font-weight-asian="normal" style:font-weight-complex="normal"/>
    </style:style>
    <style:style style:name="T17" style:family="text">
      <style:text-properties fo:font-weight="normal" officeooo:rsid="00302919" style:font-weight-asian="normal" style:font-weight-complex="normal"/>
    </style:style>
    <style:style style:name="T18" style:family="text">
      <style:text-properties fo:font-weight="normal" officeooo:rsid="0036f184" style:font-weight-asian="normal" style:font-weight-complex="normal"/>
    </style:style>
    <style:style style:name="T19" style:family="text">
      <style:text-properties fo:font-weight="normal" officeooo:rsid="00428197" style:font-weight-asian="normal" style:font-weight-complex="normal"/>
    </style:style>
    <style:style style:name="T20" style:family="text">
      <style:text-properties fo:font-weight="normal" officeooo:rsid="0046c2bf" style:font-weight-asian="normal" style:font-weight-complex="normal"/>
    </style:style>
    <style:style style:name="T21" style:family="text">
      <style:text-properties fo:font-weight="normal" officeooo:rsid="004bcac8" style:font-weight-asian="normal" style:font-weight-complex="normal"/>
    </style:style>
    <style:style style:name="T22" style:family="text">
      <style:text-properties fo:font-weight="normal" officeooo:rsid="004e6b25" style:font-weight-asian="normal" style:font-weight-complex="normal"/>
    </style:style>
    <style:style style:name="T23" style:family="text">
      <style:text-properties fo:font-weight="normal" officeooo:rsid="0054ab3e" style:font-weight-asian="normal" style:font-weight-complex="normal"/>
    </style:style>
    <style:style style:name="T24" style:family="text">
      <style:text-properties fo:font-weight="normal" officeooo:rsid="0075312c" style:font-weight-asian="normal" style:font-weight-complex="normal"/>
    </style:style>
    <style:style style:name="T25" style:family="text">
      <style:text-properties fo:font-weight="normal" officeooo:rsid="0075c475" style:font-weight-asian="normal" style:font-weight-complex="normal"/>
    </style:style>
    <style:style style:name="T26" style:family="text">
      <style:text-properties fo:font-weight="normal" officeooo:rsid="0077aa49" style:font-weight-asian="normal" style:font-weight-complex="normal"/>
    </style:style>
    <style:style style:name="T27" style:family="text">
      <style:text-properties fo:font-weight="normal" officeooo:rsid="007c0460" style:font-weight-asian="normal" style:font-weight-complex="normal"/>
    </style:style>
    <style:style style:name="T28" style:family="text">
      <style:text-properties fo:font-weight="normal" officeooo:rsid="0082e3fe" style:font-weight-asian="normal" style:font-weight-complex="normal"/>
    </style:style>
    <style:style style:name="T29" style:family="text">
      <style:text-properties fo:font-weight="normal" officeooo:rsid="00879c29" style:font-weight-asian="normal" style:font-weight-complex="normal"/>
    </style:style>
    <style:style style:name="T30" style:family="text">
      <style:text-properties fo:font-weight="normal" officeooo:rsid="008d744e" style:font-weight-asian="normal" style:font-weight-complex="normal"/>
    </style:style>
    <style:style style:name="T31" style:family="text">
      <style:text-properties fo:font-weight="normal" officeooo:rsid="008f4619" style:font-weight-asian="normal" style:font-weight-complex="normal"/>
    </style:style>
    <style:style style:name="T32" style:family="text">
      <style:text-properties fo:font-weight="normal" officeooo:rsid="00917b14" style:font-weight-asian="normal" style:font-weight-complex="normal"/>
    </style:style>
    <style:style style:name="T33" style:family="text">
      <style:text-properties fo:font-weight="normal" officeooo:rsid="00a93c8c" style:font-weight-asian="normal" style:font-weight-complex="normal"/>
    </style:style>
    <style:style style:name="T34" style:family="text">
      <style:text-properties fo:font-weight="normal" officeooo:rsid="00af1993" style:font-weight-asian="normal" style:font-weight-complex="normal"/>
    </style:style>
    <style:style style:name="T35" style:family="text">
      <style:text-properties fo:font-weight="normal" officeooo:rsid="00b16453" style:font-weight-asian="normal" style:font-weight-complex="normal"/>
    </style:style>
    <style:style style:name="T36" style:family="text">
      <style:text-properties fo:font-weight="normal" officeooo:rsid="00b5ad1d" style:font-weight-asian="normal" style:font-weight-complex="normal"/>
    </style:style>
    <style:style style:name="T37" style:family="text">
      <style:text-properties fo:font-weight="normal" officeooo:rsid="00b71f47" style:font-weight-asian="normal" style:font-weight-complex="normal"/>
    </style:style>
    <style:style style:name="T38" style:family="text">
      <style:text-properties fo:font-weight="normal" officeooo:rsid="00bbe96f" style:font-weight-asian="normal" style:font-weight-complex="normal"/>
    </style:style>
    <style:style style:name="T39" style:family="text">
      <style:text-properties fo:font-weight="normal" officeooo:rsid="00bf3f9b" style:font-weight-asian="normal" style:font-weight-complex="normal"/>
    </style:style>
    <style:style style:name="T40" style:family="text">
      <style:text-properties fo:font-weight="normal" officeooo:rsid="00cfadbe" style:font-weight-asian="normal" style:font-weight-complex="normal"/>
    </style:style>
    <style:style style:name="T41" style:family="text">
      <style:text-properties fo:font-weight="normal" officeooo:rsid="00d7b366" style:font-weight-asian="normal" style:font-weight-complex="normal"/>
    </style:style>
    <style:style style:name="T42" style:family="text">
      <style:text-properties fo:font-weight="normal" officeooo:rsid="00df3e44" style:font-weight-asian="normal" style:font-weight-complex="normal"/>
    </style:style>
    <style:style style:name="T43" style:family="text">
      <style:text-properties fo:font-weight="normal" officeooo:rsid="00e00e38" style:font-weight-asian="normal" style:font-weight-complex="normal"/>
    </style:style>
    <style:style style:name="T44" style:family="text">
      <style:text-properties fo:font-weight="normal" officeooo:rsid="00e1cdea" style:font-weight-asian="normal" style:font-weight-complex="normal"/>
    </style:style>
    <style:style style:name="T45" style:family="text">
      <style:text-properties fo:font-weight="normal" officeooo:rsid="014ced5f" style:font-weight-asian="normal" style:font-weight-complex="normal"/>
    </style:style>
    <style:style style:name="T46" style:family="text">
      <style:text-properties fo:font-weight="normal" officeooo:rsid="0155be70" style:font-weight-asian="normal" style:font-weight-complex="normal"/>
    </style:style>
    <style:style style:name="T47" style:family="text">
      <style:text-properties fo:font-weight="normal" officeooo:rsid="015ce502" style:font-weight-asian="normal" style:font-weight-complex="normal"/>
    </style:style>
    <style:style style:name="T48" style:family="text">
      <style:text-properties fo:font-weight="normal" officeooo:rsid="015d668a" style:font-weight-asian="normal" style:font-weight-complex="normal"/>
    </style:style>
    <style:style style:name="T49" style:family="text">
      <style:text-properties fo:font-weight="normal" officeooo:rsid="015f5928" style:font-weight-asian="normal" style:font-weight-complex="normal"/>
    </style:style>
    <style:style style:name="T50" style:family="text">
      <style:text-properties fo:font-weight="normal" officeooo:rsid="0189e82c" style:font-weight-asian="normal" style:font-weight-complex="normal"/>
    </style:style>
    <style:style style:name="T51" style:family="text">
      <style:text-properties fo:font-weight="normal" officeooo:rsid="018a5187" style:font-weight-asian="normal" style:font-weight-complex="normal"/>
    </style:style>
    <style:style style:name="T52" style:family="text">
      <style:text-properties fo:font-weight="normal" officeooo:rsid="01b8d132" style:font-weight-asian="normal" style:font-weight-complex="normal"/>
    </style:style>
    <style:style style:name="T53" style:family="text">
      <style:text-properties fo:font-weight="normal" officeooo:rsid="01f7379c" style:font-weight-asian="normal" style:font-weight-complex="normal"/>
    </style:style>
    <style:style style:name="T54" style:family="text">
      <style:text-properties fo:font-weight="normal" officeooo:rsid="02888261" style:font-weight-asian="normal" style:font-weight-complex="normal"/>
    </style:style>
    <style:style style:name="T55" style:family="text">
      <style:text-properties fo:font-weight="normal" officeooo:rsid="028c96d1" style:font-weight-asian="normal" style:font-weight-complex="normal"/>
    </style:style>
    <style:style style:name="T56" style:family="text">
      <style:text-properties fo:font-weight="normal" officeooo:rsid="028e224a" style:font-weight-asian="normal" style:font-weight-complex="normal"/>
    </style:style>
    <style:style style:name="T57" style:family="text">
      <style:text-properties fo:font-weight="normal" officeooo:rsid="029cd5c7" style:font-weight-asian="normal" style:font-weight-complex="normal"/>
    </style:style>
    <style:style style:name="T58" style:family="text">
      <style:text-properties fo:font-weight="normal" officeooo:rsid="02a5fda7" style:font-weight-asian="normal" style:font-weight-complex="normal"/>
    </style:style>
    <style:style style:name="T59" style:family="text">
      <style:text-properties fo:font-weight="normal" officeooo:rsid="02a70bac" style:font-weight-asian="normal" style:font-weight-complex="normal"/>
    </style:style>
    <style:style style:name="T60" style:family="text">
      <style:text-properties fo:font-weight="normal" officeooo:rsid="02dc4079" style:font-weight-asian="normal" style:font-weight-complex="normal"/>
    </style:style>
    <style:style style:name="T61" style:family="text">
      <style:text-properties fo:font-weight="normal" officeooo:rsid="02eaf4dd" style:font-weight-asian="normal" style:font-weight-complex="normal"/>
    </style:style>
    <style:style style:name="T62" style:family="text">
      <style:text-properties fo:font-weight="normal" officeooo:rsid="02ee6843" style:font-weight-asian="normal" style:font-weight-complex="normal"/>
    </style:style>
    <style:style style:name="T63" style:family="text">
      <style:text-properties fo:font-weight="normal" officeooo:rsid="014c05b8" style:font-weight-asian="normal" style:font-weight-complex="normal"/>
    </style:style>
    <style:style style:name="T64" style:family="text">
      <style:text-properties officeooo:rsid="001ffc65"/>
    </style:style>
    <style:style style:name="T65" style:family="text">
      <style:text-properties officeooo:rsid="002a3a98" style:font-name-asian="Microsoft YaHei" style:font-name-complex="Arial"/>
    </style:style>
    <style:style style:name="T66" style:family="text">
      <style:text-properties officeooo:rsid="00f6eb52" style:font-name-asian="Microsoft YaHei" style:font-name-complex="Arial"/>
    </style:style>
    <style:style style:name="T67" style:family="text">
      <style:text-properties officeooo:rsid="0181a2f0" style:font-name-asian="Microsoft YaHei" style:font-name-complex="Arial"/>
    </style:style>
    <style:style style:name="T68" style:family="text">
      <style:text-properties officeooo:rsid="02d12b48" style:font-name-asian="Microsoft YaHei" style:font-name-complex="Arial"/>
    </style:style>
    <style:style style:name="T69" style:family="text">
      <style:text-properties officeooo:rsid="02d7c421" style:font-name-asian="Microsoft YaHei" style:font-name-complex="Arial"/>
    </style:style>
    <style:style style:name="T70" style:family="text">
      <style:text-properties officeooo:rsid="00552b85"/>
    </style:style>
    <style:style style:name="T71" style:family="text">
      <style:text-properties officeooo:rsid="0058dbd6"/>
    </style:style>
    <style:style style:name="T72" style:family="text">
      <style:text-properties officeooo:rsid="0059a63b"/>
    </style:style>
    <style:style style:name="T73" style:family="text">
      <style:text-properties officeooo:rsid="005ce986"/>
    </style:style>
    <style:style style:name="T74" style:family="text">
      <style:text-properties officeooo:rsid="005dcff1"/>
    </style:style>
    <style:style style:name="T75" style:family="text">
      <style:text-properties officeooo:rsid="0064bf9f"/>
    </style:style>
    <style:style style:name="T76" style:family="text">
      <style:text-properties officeooo:rsid="0065db7e"/>
    </style:style>
    <style:style style:name="T77" style:family="text">
      <style:text-properties officeooo:rsid="0067ec74"/>
    </style:style>
    <style:style style:name="T78" style:family="text">
      <style:text-properties officeooo:rsid="006c3cf8"/>
    </style:style>
    <style:style style:name="T79" style:family="text">
      <style:text-properties officeooo:rsid="00f61deb"/>
    </style:style>
    <style:style style:name="T80" style:family="text">
      <style:text-properties officeooo:rsid="00f6eb52"/>
    </style:style>
    <style:style style:name="T81" style:family="text">
      <style:text-properties officeooo:rsid="00e1cdea"/>
    </style:style>
    <style:style style:name="T82" style:family="text">
      <style:text-properties officeooo:rsid="011f2fa0"/>
    </style:style>
    <style:style style:name="T83" style:family="text">
      <style:text-properties officeooo:rsid="0121fc9d"/>
    </style:style>
    <style:style style:name="T84" style:family="text">
      <style:text-properties officeooo:rsid="00d7b366"/>
    </style:style>
    <style:style style:name="T85" style:family="text">
      <style:text-properties officeooo:rsid="00df3e44"/>
    </style:style>
    <style:style style:name="T86" style:family="text">
      <style:text-properties officeooo:rsid="00e00e38"/>
    </style:style>
    <style:style style:name="T87" style:family="text">
      <style:text-properties officeooo:rsid="012a0a99"/>
    </style:style>
    <style:style style:name="T88" style:family="text">
      <style:text-properties officeooo:rsid="012c523c"/>
    </style:style>
    <style:style style:name="T89" style:family="text">
      <style:text-properties officeooo:rsid="012cedd7"/>
    </style:style>
    <style:style style:name="T90" style:family="text">
      <style:text-properties officeooo:rsid="0141adc4"/>
    </style:style>
    <style:style style:name="T91" style:family="text">
      <style:text-properties officeooo:rsid="01548860"/>
    </style:style>
    <style:style style:name="T92" style:family="text">
      <style:text-properties officeooo:rsid="016da9d0"/>
    </style:style>
    <style:style style:name="T93" style:family="text">
      <style:text-properties officeooo:rsid="016ea9a7"/>
    </style:style>
    <style:style style:name="T94" style:family="text">
      <style:text-properties officeooo:rsid="01ae295d"/>
    </style:style>
    <style:style style:name="T95" style:family="text">
      <style:text-properties officeooo:rsid="01aea84f"/>
    </style:style>
    <style:style style:name="T96" style:family="text">
      <style:text-properties style:font-name="Liberation Mono" fo:font-size="10.5pt" fo:font-style="normal" style:font-size-asian="10.5pt" style:font-style-asian="normal"/>
    </style:style>
    <style:style style:name="T97" style:family="text">
      <style:text-properties officeooo:rsid="01b8d132"/>
    </style:style>
    <style:style style:name="T98" style:family="text">
      <style:text-properties officeooo:rsid="015d668a"/>
    </style:style>
    <style:style style:name="T99" style:family="text">
      <style:text-properties officeooo:rsid="01d7ce53"/>
    </style:style>
    <style:style style:name="T100" style:family="text">
      <style:text-properties officeooo:rsid="01d9ca5e"/>
    </style:style>
    <style:style style:name="T101" style:family="text">
      <style:text-properties officeooo:rsid="0140d341"/>
    </style:style>
    <style:style style:name="T102" style:family="text">
      <style:text-properties officeooo:rsid="011a8261"/>
    </style:style>
    <style:style style:name="T103" style:family="text">
      <style:text-properties officeooo:rsid="01f0672c"/>
    </style:style>
    <style:style style:name="T104" style:family="text">
      <style:text-properties officeooo:rsid="020311eb"/>
    </style:style>
    <style:style style:name="T105" style:family="text">
      <style:text-properties officeooo:rsid="0214a2be"/>
    </style:style>
    <style:style style:name="T106" style:family="text">
      <style:text-properties officeooo:rsid="021f8323"/>
    </style:style>
    <style:style style:name="T107" style:family="text">
      <style:text-properties officeooo:rsid="0220a642"/>
    </style:style>
    <style:style style:name="T108" style:family="text">
      <style:text-properties officeooo:rsid="0233ecb8"/>
    </style:style>
    <style:style style:name="T109" style:family="text">
      <style:text-properties officeooo:rsid="02346e17"/>
    </style:style>
    <style:style style:name="T110" style:family="text">
      <style:text-properties officeooo:rsid="023bf7ce"/>
    </style:style>
    <style:style style:name="T111" style:family="text">
      <style:text-properties officeooo:rsid="024a90c7"/>
    </style:style>
    <style:style style:name="T112" style:family="text">
      <style:text-properties officeooo:rsid="02680635"/>
    </style:style>
    <style:style style:name="T113" style:family="text">
      <style:text-properties officeooo:rsid="026a6a98"/>
    </style:style>
    <style:style style:name="T114" style:family="text">
      <style:text-properties officeooo:rsid="0270edaa"/>
    </style:style>
    <style:style style:name="T115" style:family="text">
      <style:text-properties style:text-underline-style="none"/>
    </style:style>
    <style:style style:name="T116" style:family="text">
      <style:text-properties style:text-underline-style="none" officeooo:rsid="02814342"/>
    </style:style>
    <style:style style:name="T117" style:family="text">
      <style:text-properties style:text-underline-style="solid" style:text-underline-width="auto" style:text-underline-color="font-color"/>
    </style:style>
    <style:style style:name="T118" style:family="text">
      <style:text-properties officeooo:rsid="0286a15d"/>
    </style:style>
    <style:style style:name="T119" style:family="text">
      <style:text-properties officeooo:rsid="014c05b8"/>
    </style:style>
    <style:style style:name="T120" style:family="text">
      <style:text-properties officeooo:rsid="02ab25e9"/>
    </style:style>
    <style:style style:name="T121" style:family="text">
      <style:text-properties officeooo:rsid="02b05c9a"/>
    </style:style>
    <style:style style:name="T122" style:family="text">
      <style:text-properties officeooo:rsid="02bcce71"/>
    </style:style>
    <style:style style:name="T123" style:family="text">
      <style:text-properties officeooo:rsid="02c5db6a"/>
    </style:style>
    <style:style style:name="T124" style:family="text">
      <style:text-properties officeooo:rsid="02c87df4"/>
    </style:style>
    <style:style style:name="T125" style:family="text">
      <style:text-properties officeooo:rsid="02d072df"/>
    </style:style>
    <style:style style:name="T126" style:family="text">
      <style:text-properties officeooo:rsid="033c50a9"/>
    </style:style>
    <style:style style:name="T127" style:family="text">
      <style:text-properties officeooo:rsid="01536506"/>
    </style:style>
    <style:style style:name="T128" style:family="text">
      <style:text-properties officeooo:rsid="03413198"/>
    </style:style>
    <style:style style:name="T129" style:family="text">
      <style:text-properties officeooo:rsid="0349821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5"/>
      <text:p text:style-name="P4">Jiang J.</text:p>
      <text:p text:style-name="P4">Data Engineer, Data Scientist</text:p>
      <text:p text:style-name="P4"><text:span text:style-name="T4">ENSEEIHT </text:span>Computer Science Engineering Degree, <text:span text:style-name="T4">INP Toulouse Dual</text:span> MSc <text:span text:style-name="T4">Research</text:span> <text:span text:style-name="T2">Degree</text:span> in AI / Big Data / Ops</text:p>
      <text:p text:style-name="P6">France</text:p>
      <text:p text:style-name="P5"/>
      <text:h text:style-name="P69" text:outline-level="1">1 – Introduction</text:h>
      <text:p text:style-name="P29"/>
      <text:p text:style-name="P29">Frameworks such as Tensor<text:span text:style-name="T64">F</text:span>low or Py<text:span text:style-name="T64">T</text:span>orch make deep learning developments easy. They have made this field wide spread for every enthusiast. <text:span text:style-name="T4">Implementations </text:span><text:span text:style-name="T5">only</text:span><text:span text:style-name="T3"> </text:span><text:span text:style-name="T4">needs </text:span><text:span text:style-name="T5">an </text:span><text:span text:style-name="T3">instinctive understanding </text:span><text:span text:style-name="T4">of deep learning</text:span><text:span text:style-name="T3">. </text:span><text:span text:style-name="T79">T</text:span>he <text:span text:style-name="T3">proper</text:span> math aspect <text:span text:style-name="T6">is</text:span> <text:span text:style-name="T6">little by little </text:span>forgotten.</text:p>
      <text:p text:style-name="P29">The objective is to do a summary of the important propositions. These propositions will be mathematically proven. <text:span text:style-name="T7">The </text:span><text:span text:style-name="T72">subject</text:span><text:span text:style-name="T7"> </text:span><text:span text:style-name="T73">tackled </text:span><text:span text:style-name="T74">is</text:span><text:span text:style-name="T7"> </text:span><text:span text:style-name="T70">a multi-class classification problem </text:span><text:span text:style-name="T71">with</text:span><text:span text:style-name="T7"> – dense layers, ReLU and Soft</text:span><text:span text:style-name="T118">M</text:span><text:span text:style-name="T7">ax activation layers, Categorical cross-entropy loss, Stochastic gradient descent optimizer. </text:span><text:span text:style-name="T75">However, </text:span><text:span text:style-name="T79">all</text:span><text:span text:style-name="T76"> the </text:span><text:span text:style-name="T77">elements below can be re-used or easily modified to cover </text:span><text:span text:style-name="T78">a </text:span><text:span text:style-name="T77">regression problem.</text:span></text:p>
      <text:p text:style-name="P29"/>
      <text:h text:style-name="P70" text:outline-level="1">2 – <text:span text:style-name="T8">Notation and Nomenclature</text:span></text:h>
      <text:p text:style-name="P67"/>
      <text:p text:style-name="P28">Definition –<text:span text:style-name="T11"> </text:span><text:span text:style-name="T45">Let</text:span><text:span text:style-name="T45"><draw:frame draw:style-name="fr1" draw:name="Objet43" text:anchor-type="as-char" svg:width="0.524cm" svg:height="0.326cm" draw:z-index="7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52" text:anchor-type="as-char" svg:width="0.744cm" svg:height="0.527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45">, </text:span><text:span text:style-name="T55"><draw:frame draw:style-name="fr1" draw:name="Objet53" text:anchor-type="as-char" svg:width="0.88cm" svg:height="0.531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62" text:anchor-type="as-char" svg:width="0.744cm" svg:height="0.527cm" draw:z-index="1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57">, </text:span><text:span text:style-name="T57"><draw:frame draw:style-name="fr1" draw:name="Objet80" text:anchor-type="as-char" svg:width="0.975cm" svg:height="0.531cm" draw:z-index="14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61">a norm on</text:span><text:span text:style-name="T61"><draw:frame draw:style-name="fr1" draw:name="Objet111" text:anchor-type="as-char" svg:width="0.84cm" svg:height="0.527cm" draw:z-index="15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2" text:anchor-type="as-char" svg:width="2.148cm" svg:height="0.527cm" draw:z-index="16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45">. Then</text:span><text:span text:style-name="T45"><draw:frame draw:style-name="fr1" draw:name="Objet54" text:anchor-type="as-char" svg:width="0.404cm" svg:height="0.467cm" draw:z-index="17"><draw:object xlink:href="./Object 54" xlink:type="simple" xlink:show="embed" xlink:actuate="onLoad"/><draw:image xlink:href="./ObjectReplacements/Object 54" xlink:type="simple" xlink:show="embed" xlink:actuate="onLoad"/></draw:frame></text:span><text:span text:style-name="T45">continuous function is equivalent to</text:span></text:p>
      <text:p text:style-name="P24"><text:span text:style-name="T11"><draw:frame draw:style-name="fr1" draw:name="Objet74" text:anchor-type="as-char" svg:width="1.513cm" svg:height="0.467cm" draw:z-index="19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11">,</text:span></text:p>
      <text:p text:style-name="P24"><text:span text:style-name="T11"><draw:frame draw:style-name="fr1" draw:name="Objet55" text:anchor-type="as-char" svg:width="1.369cm" svg:height="0.467cm" draw:z-index="22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11">,</text:span><text:span text:style-name="T11"><draw:frame draw:style-name="fr1" draw:name="Objet56" text:anchor-type="as-char" svg:width="1.282cm" svg:height="0.483cm" draw:z-index="28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11">,</text:span><text:span text:style-name="T11"><draw:frame draw:style-name="fr1" draw:name="Objet57" text:anchor-type="as-char" svg:width="1.52cm" svg:height="0.467cm" draw:z-index="31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11">,</text:span><text:span text:style-name="T11"><draw:frame draw:style-name="fr1" draw:name="Objet58" text:anchor-type="as-char" svg:width="5.653cm" svg:height="0.54cm" draw:z-index="33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<text:p text:style-name="P42">The notation<draw:frame draw:style-name="fr1" draw:name="Objet59" text:anchor-type="as-char" svg:width="2.127cm" svg:height="0.557cm" draw:z-index="3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91">set of </text:span>continuous function<text:span text:style-name="T93">s</text:span> from<draw:frame draw:style-name="fr1" draw:name="Objet46" text:anchor-type="as-char" svg:width="0.524cm" svg:height="0.326cm" draw:z-index="3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38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62">The notation<draw:frame draw:style-name="fr1" draw:name="Objet117" text:anchor-type="as-char" svg:width="1.512cm" svg:height="0.557cm" draw:z-index="39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26">means the set of continuous functions from</text:span><text:span text:style-name="T126"><draw:frame draw:style-name="fr1" draw:name="Objet118" text:anchor-type="as-char" svg:width="0.744cm" svg:height="0.527cm" draw:z-index="46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27">to</text:span><text:span text:style-name="T127"><draw:frame draw:style-name="fr1" draw:name="Objet119" text:anchor-type="as-char" svg:width="0.744cm" svg:height="0.527cm" draw:z-index="47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27">.</text:span></text:p>
      <text:p text:style-name="P59"/>
      <text:p text:style-name="P26"><text:span text:style-name="T119">Definition –</text:span><text:span text:style-name="T63"> </text:span><text:span text:style-name="T45">Let</text:span><text:span text:style-name="T45"><draw:frame draw:style-name="fr1" draw:name="Objet63" text:anchor-type="as-char" svg:width="0.524cm" svg:height="0.326cm" draw:z-index="48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64" text:anchor-type="as-char" svg:width="0.744cm" svg:height="0.527cm" draw:z-index="49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45">, </text:span><text:span text:style-name="T55"><draw:frame draw:style-name="fr1" draw:name="Objet65" text:anchor-type="as-char" svg:width="0.88cm" svg:height="0.531cm" draw:z-index="5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100" text:anchor-type="as-char" svg:width="0.744cm" svg:height="0.527cm" draw:z-index="52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57">, </text:span><text:span text:style-name="T57"><draw:frame draw:style-name="fr1" draw:name="Objet101" text:anchor-type="as-char" svg:width="0.975cm" svg:height="0.531cm" draw:z-index="5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61">a norm on</text:span><text:span text:style-name="T61"><draw:frame draw:style-name="fr1" draw:name="Objet113" text:anchor-type="as-char" svg:width="0.84cm" svg:height="0.527cm" draw:z-index="54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4" text:anchor-type="as-char" svg:width="2.148cm" svg:height="0.527cm" draw:z-index="55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45">. Then</text:span><text:span text:style-name="T45"><draw:frame draw:style-name="fr1" draw:name="Objet66" text:anchor-type="as-char" svg:width="0.404cm" svg:height="0.467cm" draw:z-index="5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8">derivable </text:span><text:span text:style-name="T49">is equivalent to</text:span></text:p>
      <text:p text:style-name="P25"><text:span text:style-name="T11"><draw:frame draw:style-name="fr1" draw:name="Objet75" text:anchor-type="as-char" svg:width="1.513cm" svg:height="0.467cm" draw:z-index="59"><draw:object xlink:href="./Object 75" xlink:type="simple" xlink:show="embed" xlink:actuate="onLoad"/><draw:image xlink:href="./ObjectReplacements/Object 75" xlink:type="simple" xlink:show="embed" xlink:actuate="onLoad"/><svg:desc>formule</svg:desc></draw:frame></text:span><text:span text:style-name="T11">,</text:span><text:span text:style-name="T11"><draw:frame draw:style-name="fr1" draw:name="Objet76" text:anchor-type="as-char" svg:width="2.404cm" svg:height="0.557cm" draw:z-index="60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1">,</text:span></text:p>
      <text:p text:style-name="P25"><text:soft-page-break/><text:span text:style-name="T11"><draw:frame draw:style-name="fr1" draw:name="Objet70" text:anchor-type="as-char" svg:width="1.369cm" svg:height="0.467cm" draw:z-index="61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">,</text:span><text:span text:style-name="T11"><draw:frame draw:style-name="fr1" draw:name="Objet71" text:anchor-type="as-char" svg:width="1.282cm" svg:height="0.483cm" draw:z-index="62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11">,</text:span><text:span text:style-name="T11"><draw:frame draw:style-name="fr1" draw:name="Objet72" text:anchor-type="as-char" svg:width="1.52cm" svg:height="0.467cm" draw:z-index="63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11">,</text:span><text:span text:style-name="T11"><draw:frame draw:style-name="fr1" draw:name="Objet73" text:anchor-type="as-char" svg:width="7.013cm" svg:height="1.085cm" draw:z-index="64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43"><text:span text:style-name="T49">The notation</text:span><text:span text:style-name="T49"><draw:frame draw:style-name="fr1" draw:name="Objet67" text:anchor-type="as-char" svg:width="2.185cm" svg:height="0.55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9">means the </text:span><text:span text:style-name="T91">set of </text:span><text:span text:style-name="T92">derivable</text:span><text:span text:style-name="T49"> function</text:span><text:span text:style-name="T92">s</text:span><text:span text:style-name="T49"> from</text:span><text:span text:style-name="T49"><draw:frame draw:style-name="fr1" draw:name="Objet60" text:anchor-type="as-char" svg:width="0.524cm" svg:height="0.326cm" draw:z-index="6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49">to</text:span><text:span text:style-name="T49"><draw:frame draw:style-name="fr1" draw:name="Objet69" text:anchor-type="as-char" svg:width="0.84cm" svg:height="0.527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49">.</text:span></text:p>
      <text:p text:style-name="P63">The notation<draw:frame draw:style-name="fr1" draw:name="Objet120" text:anchor-type="as-char" svg:width="1.57cm" svg:height="0.557cm" draw:z-index="70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26">means the set of </text:span><text:span text:style-name="T128">derivable</text:span><text:span text:style-name="T126"> functions from</text:span><text:span text:style-name="T126"><draw:frame draw:style-name="fr1" draw:name="Objet121" text:anchor-type="as-char" svg:width="0.744cm" svg:height="0.527cm" draw:z-index="71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27">to</text:span><text:span text:style-name="T127"><draw:frame draw:style-name="fr1" draw:name="Objet122" text:anchor-type="as-char" svg:width="0.744cm" svg:height="0.527cm" draw:z-index="72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27">.</text:span></text:p>
      <text:p text:style-name="P60"/>
      <text:p text:style-name="P27">Definition – <text:span text:style-name="T45">Let</text:span><text:span text:style-name="T45"><draw:frame draw:style-name="fr1" draw:name="Objet68" text:anchor-type="as-char" svg:width="0.524cm" svg:height="0.326cm" draw:z-index="73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6">a</text:span><text:span text:style-name="T47"> non-empty </text:span><text:span text:style-name="T56">open</text:span><text:span text:style-name="T47"> </text:span><text:span text:style-name="T54">subset </text:span><text:span text:style-name="T46">of</text:span><text:span text:style-name="T46"><draw:frame draw:style-name="fr1" draw:name="Objet81" text:anchor-type="as-char" svg:width="0.744cm" svg:height="0.527cm" draw:z-index="74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45">, </text:span><text:span text:style-name="T55"><draw:frame draw:style-name="fr1" draw:name="Objet82" text:anchor-type="as-char" svg:width="0.88cm" svg:height="0.531cm" draw:z-index="7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62">a</text:span><text:span text:style-name="T61"> </text:span><text:span text:style-name="T56">norm </text:span><text:span text:style-name="T58">on</text:span><text:span text:style-name="T57"><draw:frame draw:style-name="fr1" draw:name="Objet102" text:anchor-type="as-char" svg:width="0.744cm" svg:height="0.527cm" draw:z-index="7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57">, </text:span><text:span text:style-name="T57"><draw:frame draw:style-name="fr1" draw:name="Objet103" text:anchor-type="as-char" svg:width="0.975cm" svg:height="0.531cm" draw:z-index="78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61">a norm on</text:span><text:span text:style-name="T61"><draw:frame draw:style-name="fr1" draw:name="Objet115" text:anchor-type="as-char" svg:width="0.84cm" svg:height="0.527cm" draw:z-index="81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45">, </text:span><text:span text:style-name="T59">and</text:span><text:span text:style-name="T45"><draw:frame draw:style-name="fr1" draw:name="Objet116" text:anchor-type="as-char" svg:width="2.148cm" svg:height="0.527cm" draw:z-index="90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45">. Then</text:span><text:span text:style-name="T45"><draw:frame draw:style-name="fr1" draw:name="Objet83" text:anchor-type="as-char" svg:width="0.404cm" svg:height="0.467cm" draw:z-index="100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52">piece-wise </text:span><text:span text:style-name="T48">derivable </text:span><text:span text:style-name="T49">is equivalent to</text:span></text:p>
      <text:p text:style-name="P61"><draw:frame draw:style-name="fr1" draw:name="Objet84" text:anchor-type="as-char" svg:width="1.656cm" svg:height="0.467cm" draw:z-index="101"><draw:object xlink:href="./Object 84" xlink:type="simple" xlink:show="embed" xlink:actuate="onLoad"/><draw:image xlink:href="./ObjectReplacements/Object 84" xlink:type="simple" xlink:show="embed" xlink:actuate="onLoad"/></draw:frame><text:span text:style-name="T124">such as</text:span><text:span text:style-name="T124"><draw:frame draw:style-name="fr1" draw:name="Objet107" text:anchor-type="as-char" svg:width="0.549cm" svg:height="0.467cm" draw:z-index="102"><draw:object xlink:href="./Object 107" xlink:type="simple" xlink:show="embed" xlink:actuate="onLoad"/><draw:image xlink:href="./ObjectReplacements/Object 107" xlink:type="simple" xlink:show="embed" xlink:actuate="onLoad"/></draw:frame></text:span><text:span text:style-name="T122">compact and bounded</text:span>,</text:p>
      <text:p text:style-name="P61"><draw:frame draw:style-name="fr1" draw:name="Objet85" text:anchor-type="as-char" svg:width="2.078cm" svg:height="0.547cm" draw:z-index="103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23">open subsets </text:span><text:span text:style-name="T120">such as</text:span><text:span text:style-name="T120"><draw:frame draw:style-name="fr1" draw:name="Objet106" text:anchor-type="as-char" svg:width="1.986cm" svg:height="0.982cm" draw:z-index="104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21">and</text:span><text:span text:style-name="T120"><draw:frame draw:style-name="fr1" draw:name="Objet104" text:anchor-type="as-char" svg:width="2.967cm" svg:height="0.557cm" draw:z-index="105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20">,</text:span><text:span text:style-name="T120"><draw:frame draw:style-name="fr1" draw:name="Objet105" text:anchor-type="as-char" svg:width="3.403cm" svg:height="0.531cm" draw:z-index="109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20">,</text:span></text:p>
      <text:p text:style-name="P61"><draw:frame draw:style-name="fr1" draw:name="Objet86" text:anchor-type="as-char" svg:width="2.067cm" svg:height="0.482cm" draw:z-index="111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112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115"><draw:object xlink:href="./Object 88" xlink:type="simple" xlink:show="embed" xlink:actuate="onLoad"/><draw:image xlink:href="./ObjectReplacements/Object 88" xlink:type="simple" xlink:show="embed" xlink:actuate="onLoad"/></draw:frame>,<text:span text:style-name="T96"><draw:frame draw:style-name="fr1" draw:name="Objet89" text:anchor-type="as-char" svg:width="2.18cm" svg:height="0.54cm" draw:z-index="116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51">The notation<draw:frame draw:style-name="fr1" draw:name="Objet90" text:anchor-type="as-char" svg:width="2.387cm" svg:height="0.591cm" draw:z-index="113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97">piece-wise </text:span><text:span text:style-name="T98">derivable</text:span> functions <text:span text:style-name="T99">from</text:span><text:span text:style-name="T99"><draw:frame draw:style-name="fr1" draw:name="Objet91" text:anchor-type="as-char" svg:width="0.524cm" svg:height="0.326cm" draw:z-index="11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00">to</text:span><text:span text:style-name="T100"><draw:frame draw:style-name="fr1" draw:name="Objet92" text:anchor-type="as-char" svg:width="0.84cm" svg:height="0.527cm" draw:z-index="114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00">.</text:span></text:p>
      <text:p text:style-name="P64">The notation<draw:frame draw:style-name="fr1" draw:name="Objet123" text:anchor-type="as-char" svg:width="1.771cm" svg:height="0.591cm" draw:z-index="118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26">means the set of </text:span><text:span text:style-name="T97">piece-wise </text:span><text:span text:style-name="T98">derivable</text:span><text:span text:style-name="T126"> functions from</text:span><text:span text:style-name="T126"><draw:frame draw:style-name="fr1" draw:name="Objet124" text:anchor-type="as-char" svg:width="0.744cm" svg:height="0.527cm" draw:z-index="119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27">to</text:span><text:span text:style-name="T127"><draw:frame draw:style-name="fr1" draw:name="Objet125" text:anchor-type="as-char" svg:width="0.744cm" svg:height="0.527cm" draw:z-index="120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27">.</text:span></text:p>
      <text:p text:style-name="P50"/>
      <text:p text:style-name="P7">Definition – <text:span text:style-name="T11">Let</text:span><text:span text:style-name="T11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1">.</text:span><text:span text:style-name="T12"> Then the ordered rectangular array</text:span></text:p>
      <text:p text:style-name="P31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8"><text:span text:style-name="T11">is a real matrix of dimension</text:span><text:span text:style-name="T11"><draw:frame draw:style-name="fr1" draw:name="Objet4" text:anchor-type="as-char" svg:width="1.088cm" svg:height="0.467cm" draw:z-index="32"><draw:object xlink:href="./Object 4" xlink:type="simple" xlink:show="embed" xlink:actuate="onLoad"/><draw:image xlink:href="./ObjectReplacements/Object 4" xlink:type="simple" xlink:show="embed" xlink:actuate="onLoad"/></draw:frame></text:span><text:span text:style-name="T11">.</text:span></text:p>
      <text:p text:style-name="P16"><text:span text:style-name="T13">T</text:span><text:span text:style-name="T11">he following notation</text:span><text:span text:style-name="T18">s</text:span><text:span text:style-name="T11"> </text:span><text:span text:style-name="T18">are</text:span><text:span text:style-name="T11"> considered</text:span></text:p>
      <text:p text:style-name="P9"><text:span text:style-name="T11"><draw:frame draw:style-name="fr1" draw:name="Objet11" text:anchor-type="as-char" svg:width="2.057cm" svg:height="0.482cm" draw:z-index="106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11">,</text:span><draw:frame draw:style-name="fr1" draw:name="Objet12" text:anchor-type="as-char" svg:width="2.221cm" svg:height="0.482cm" draw:z-index="107"><draw:object xlink:href="./Object 19" xlink:type="simple" xlink:show="embed" xlink:actuate="onLoad"/><draw:image xlink:href="./ObjectReplacements/Object 19" xlink:type="simple" xlink:show="embed" xlink:actuate="onLoad"/><svg:desc>formule</svg:desc></draw:frame>,<text:span text:style-name="T11"><draw:frame draw:style-name="fr1" draw:name="Objet10" text:anchor-type="as-char" svg:width="2.002cm" svg:height="0.531cm" draw:z-index="5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10"><draw:frame draw:style-name="fr1" draw:name="Objet16" text:anchor-type="as-char" svg:width="2.221cm" svg:height="0.482cm" draw:z-index="108"><draw:object xlink:href="./Object 16" xlink:type="simple" xlink:show="embed" xlink:actuate="onLoad"/><draw:image xlink:href="./ObjectReplacements/Object 16" xlink:type="simple" xlink:show="embed" xlink:actuate="onLoad"/><svg:desc>formule</svg:desc></draw:frame>,<text:span text:style-name="T11"><draw:frame draw:style-name="fr1" draw:name="Objet14" text:anchor-type="as-char" svg:width="2.415cm" svg:height="2.281cm" draw:z-index="7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10"><text:span text:style-name="T11"><draw:frame draw:style-name="fr1" draw:name="Objet18" text:anchor-type="as-char" svg:width="2.057cm" svg:height="0.482cm" draw:z-index="110"><draw:object xlink:href="./Object 11" xlink:type="simple" xlink:show="embed" xlink:actuate="onLoad"/><draw:image xlink:href="./ObjectReplacements/Object 11" xlink:type="simple" xlink:show="embed" xlink:actuate="onLoad"/><svg:desc>formule</svg:desc></draw:frame></text:span>,<text:span text:style-name="T11"><draw:frame draw:style-name="fr1" draw:name="Objet17" text:anchor-type="as-char" svg:width="4.763cm" svg:height="0.586cm" draw:z-index="99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<text:p text:style-name="P8"><text:span text:style-name="T13">The notation</text:span><text:span text:style-name="T13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4">means</text:span><text:span text:style-name="T13"> the real matrix set of dimension</text:span><text:span text:style-name="T13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">.</text:span><text:span text:style-name="T10"><text:line-break/></text:span></text:p>
      <text:p text:style-name="P7">Convention –<text:span text:style-name="T11"> A vector is a matrix with only one row. Thus, </text:span><text:span text:style-name="T15">the real vector set</text:span><text:span text:style-name="T15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1">is equivalent to</text:span><text:span text:style-name="T11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1">.</text:span></text:p>
      <text:p text:style-name="P30"><text:soft-page-break/></text:p>
      <text:p text:style-name="P17">Notation – <text:span text:style-name="T11">The matrix transpose operation will be noted as</text:span><text:span text:style-name="T11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">.</text:span></text:p>
      <text:p text:style-name="P32"/>
      <text:p text:style-name="P21">Definition –<text:span text:style-name="T11"> Let</text:span><text:span text:style-name="T11"><draw:frame draw:style-name="fr1" draw:name="Objet28" text:anchor-type="as-char" svg:width="1.713cm" svg:height="0.531cm" draw:z-index="18"><draw:object xlink:href="./Object 28" xlink:type="simple" xlink:show="embed" xlink:actuate="onLoad"/><draw:image xlink:href="./ObjectReplacements/Object 28" xlink:type="simple" xlink:show="embed" xlink:actuate="onLoad"/></draw:frame></text:span><text:span text:style-name="T11">, and</text:span><text:span text:style-name="T11"><draw:frame draw:style-name="fr1" draw:name="Objet29" text:anchor-type="as-char" svg:width="1.702cm" svg:height="0.531cm" draw:z-index="20"><draw:object xlink:href="./Object 29" xlink:type="simple" xlink:show="embed" xlink:actuate="onLoad"/><draw:image xlink:href="./ObjectReplacements/Object 29" xlink:type="simple" xlink:show="embed" xlink:actuate="onLoad"/></draw:frame></text:span><text:span text:style-name="T11">, and let the product noted</text:span><text:span text:style-name="T11"><draw:frame draw:style-name="fr1" draw:name="Objet30" text:anchor-type="as-char" svg:width="1.164cm" svg:height="0.467cm" draw:z-index="21"><draw:object xlink:href="./Object 30" xlink:type="simple" xlink:show="embed" xlink:actuate="onLoad"/><draw:image xlink:href="./ObjectReplacements/Object 30" xlink:type="simple" xlink:show="embed" xlink:actuate="onLoad"/></draw:frame></text:span><text:span text:style-name="T11">or</text:span><text:span text:style-name="T11"><draw:frame draw:style-name="fr1" draw:name="Objet31" text:anchor-type="as-char" svg:width="0.773cm" svg:height="0.467cm" draw:z-index="23"><draw:object xlink:href="./Object 31" xlink:type="simple" xlink:show="embed" xlink:actuate="onLoad"/><draw:image xlink:href="./ObjectReplacements/Object 31" xlink:type="simple" xlink:show="embed" xlink:actuate="onLoad"/></draw:frame></text:span><text:span text:style-name="T11">be</text:span></text:p>
      <text:p text:style-name="P35"><draw:frame draw:style-name="fr1" draw:name="Objet34" text:anchor-type="as-char" svg:width="2.746cm" svg:height="0.467cm" draw:z-index="24"><draw:object xlink:href="./Object 34" xlink:type="simple" xlink:show="embed" xlink:actuate="onLoad"/><draw:image xlink:href="./ObjectReplacements/Object 34" xlink:type="simple" xlink:show="embed" xlink:actuate="onLoad"/></draw:frame></text:p>
      <text:p text:style-name="P21"><text:span text:style-name="T33">where</text:span><text:span text:style-name="T11"><draw:frame draw:style-name="fr1" draw:name="Objet32" text:anchor-type="as-char" svg:width="0.506cm" svg:height="0.467cm" draw:z-index="25"><draw:object xlink:href="./Object 32" xlink:type="simple" xlink:show="embed" xlink:actuate="onLoad"/><draw:image xlink:href="./ObjectReplacements/Object 32" xlink:type="simple" xlink:show="embed" xlink:actuate="onLoad"/></draw:frame></text:span><text:span text:style-name="T11">is a</text:span><text:span text:style-name="T11"><draw:frame draw:style-name="fr1" draw:name="Objet33" text:anchor-type="as-char" svg:width="1.132cm" svg:height="0.467cm" draw:z-index="26"><draw:object xlink:href="./Object 33" xlink:type="simple" xlink:show="embed" xlink:actuate="onLoad"/><draw:image xlink:href="./ObjectReplacements/Object 33" xlink:type="simple" xlink:show="embed" xlink:actuate="onLoad"/></draw:frame></text:span><text:span text:style-name="T11">matrix with</text:span></text:p>
      <text:p text:style-name="P22"><text:span text:style-name="T44"><draw:frame draw:style-name="fr1" draw:name="Objet40" text:anchor-type="as-char" svg:width="2.057cm" svg:height="0.482cm" draw:z-index="97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44">,</text:span><text:span text:style-name="T44"><draw:frame draw:style-name="fr1" draw:name="Objet79" text:anchor-type="as-char" svg:width="2.171cm" svg:height="0.482cm" draw:z-index="98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44">,</text:span></text:p>
      <text:p text:style-name="P34"><draw:frame draw:style-name="fr1" draw:name="Objet27" text:anchor-type="as-char" svg:width="4.14cm" svg:height="1.139cm" draw:z-index="6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33"/>
      <text:h text:style-name="P71" text:outline-level="1"><text:span text:style-name="T83">3</text:span> – <text:span text:style-name="T66">Activation functions</text:span></text:h>
      <text:p text:style-name="P23"/>
      <text:p text:style-name="P23">Definition –<text:span text:style-name="T11"> </text:span><text:span text:style-name="T41">Let</text:span><text:span text:style-name="T41"><draw:frame draw:style-name="fr1" draw:name="Objet37" text:anchor-type="as-char" svg:width="1.595cm" svg:height="0.531cm" draw:z-index="43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41">, </text:span><text:span text:style-name="T50">and</text:span><text:span text:style-name="T50"><draw:frame draw:style-name="fr1" draw:name="Objet78" text:anchor-type="as-char" svg:width="3.944cm" svg:height="0.591cm" draw:z-index="93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50">.</text:span><text:span text:style-name="T41"> </text:span><text:span text:style-name="T51">T</text:span><text:span text:style-name="T42">hen the </text:span><text:span text:style-name="T53">vector</text:span><text:span text:style-name="T43"> wise </text:span><text:span text:style-name="T44">application</text:span></text:p>
      <text:p text:style-name="P11"><text:span text:style-name="T44"><draw:frame draw:style-name="fr1" draw:name="Objet39" text:anchor-type="as-char" svg:width="2.057cm" svg:height="0.482cm" draw:z-index="96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44">,</text:span></text:p>
      <text:p text:style-name="P45"><draw:frame draw:style-name="fr1" draw:name="Objet38" text:anchor-type="as-char" svg:width="3.42cm" svg:height="1.235cm" draw:z-index="6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0">is an activation function.</text:p>
      <text:p text:style-name="P40"/>
      <text:p text:style-name="P44"><text:span text:style-name="T9">Proposition –</text:span> <text:span text:style-name="T84">Let</text:span><text:span text:style-name="T84"><draw:frame draw:style-name="fr1" draw:name="Objet49" text:anchor-type="as-char" svg:width="1.595cm" svg:height="0.531cm" draw:z-index="50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84">. </text:span><text:span text:style-name="T95">T</text:span><text:span text:style-name="T85">hen the </text:span><text:span text:style-name="T87">following</text:span><text:span text:style-name="T85"> </text:span><text:span text:style-name="T129">vector</text:span><text:span text:style-name="T86"> wise </text:span><text:span text:style-name="T81">application</text:span><text:span text:style-name="T88">s </text:span><text:span text:style-name="T89">are activation functions</text:span></text:p>
      <text:p text:style-name="P12"><text:span text:style-name="T44"><draw:frame draw:style-name="fr1" draw:name="Objet25" text:anchor-type="as-char" svg:width="2.057cm" svg:height="0.482cm" draw:z-index="92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44">,</text:span></text:p>
      <text:p text:style-name="P47"><draw:frame draw:style-name="fr1" draw:name="Objet41" text:anchor-type="as-char" svg:width="5.537cm" svg:height="1.249cm" draw:z-index="34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49"><text:span text:style-name="T102">with</text:span><text:span text:style-name="T102"><draw:frame draw:style-name="fr1" draw:name="Objet47" text:anchor-type="as-char" svg:width="0.928cm" svg:height="0.467cm" draw:z-index="37"><draw:object xlink:href="./Object 47" xlink:type="simple" xlink:show="embed" xlink:actuate="onLoad"/><draw:image xlink:href="./ObjectReplacements/Object 47" xlink:type="simple" xlink:show="embed" xlink:actuate="onLoad"/></draw:frame></text:span><text:span text:style-name="T102">the </text:span><text:span text:style-name="T104">element-wise </text:span><text:span text:style-name="T102">maximum </text:span><text:span text:style-name="T106">operation</text:span><text:span text:style-name="T102"> </text:span><text:span text:style-name="T105">between two vectors</text:span><text:span text:style-name="T102">.</text:span></text:p>
      <text:p text:style-name="P49"/>
      <text:p text:style-name="P13"><text:span text:style-name="T44"><draw:frame draw:style-name="fr1" draw:name="Objet42" text:anchor-type="as-char" svg:width="2.057cm" svg:height="0.482cm" draw:z-index="83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44">,</text:span></text:p>
      <text:p text:style-name="P46"><draw:frame draw:style-name="fr1" draw:name="Objet45" text:anchor-type="as-char" svg:width="5.443cm" svg:height="2.499cm" draw:z-index="40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41"><text:soft-page-break/>with<draw:frame draw:style-name="fr1" draw:name="Objet48" text:anchor-type="as-char" svg:width="0.407cm" svg:height="0.467cm" draw:z-index="56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07">element-wise </text:span><text:span text:style-name="T82">exponential </text:span><text:span text:style-name="T94">operation</text:span>.</text:p>
      <text:p text:style-name="P56">The<draw:frame draw:style-name="fr1" draw:name="Objet94" text:anchor-type="as-char" svg:width="1.64cm" svg:height="0.467cm" draw:z-index="79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1">function will be denoted as</text:span><text:span text:style-name="T111"><draw:frame draw:style-name="fr1" draw:name="Objet97" text:anchor-type="as-char" svg:width="0.443cm" svg:height="0.467cm" draw:z-index="80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1">for simplicity.</text:span></text:p>
      <text:p text:style-name="P41"/>
      <text:p text:style-name="P52">The <text:span text:style-name="T110">J</text:span><text:span text:style-name="T108">a</text:span><text:span text:style-name="T109">c</text:span><text:span text:style-name="T108">obian </text:span><text:span text:style-name="T110">matrices</text:span> are the following</text:p>
      <text:p text:style-name="P14"><text:span text:style-name="T44"><draw:frame draw:style-name="fr1" draw:name="Objet93" text:anchor-type="as-char" svg:width="2.057cm" svg:height="0.482cm" draw:z-index="82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44">,</text:span></text:p>
      <text:p text:style-name="P54"><draw:frame draw:style-name="fr1" draw:name="Objet26" text:anchor-type="as-char" svg:width="10.818cm" svg:height="3.512cm" draw:z-index="91"><draw:object xlink:href="./Object 26" xlink:type="simple" xlink:show="embed" xlink:actuate="onLoad"/><draw:image xlink:href="./ObjectReplacements/Object 26" xlink:type="simple" xlink:show="embed" xlink:actuate="onLoad"/><svg:desc>formule</svg:desc></draw:frame></text:p>
      <text:p text:style-name="P53"><text:span text:style-name="T101">with</text:span><text:span text:style-name="T101"><draw:frame draw:style-name="fr1" draw:name="Objet50" text:anchor-type="as-char" svg:width="1.118cm" svg:height="0.577cm" draw:z-index="41"><draw:object xlink:href="./Object 50" xlink:type="simple" xlink:show="embed" xlink:actuate="onLoad"/><draw:image xlink:href="./ObjectReplacements/Object 50" xlink:type="simple" xlink:show="embed" xlink:actuate="onLoad"/></draw:frame></text:span><text:span text:style-name="T90">the</text:span><text:span text:style-name="T90"><draw:frame draw:style-name="fr1" draw:name="Objet51" text:anchor-type="as-char" svg:width="1.386cm" svg:height="0.543cm" draw:z-index="42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90">indicator function </text:span><text:span text:style-name="T103">on</text:span><text:span text:style-name="T90"><draw:frame draw:style-name="fr1" draw:name="Objet44" text:anchor-type="as-char" svg:width="1.074cm" svg:height="0.46cm" draw:z-index="84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90">.</text:span></text:p>
      <text:p text:style-name="P41"/>
      <text:p text:style-name="P15"><text:span text:style-name="T44"><draw:frame draw:style-name="fr1" draw:name="Objet96" text:anchor-type="as-char" svg:width="2.057cm" svg:height="0.482cm" draw:z-index="85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44">,</text:span></text:p>
      <text:p text:style-name="P48"><draw:frame draw:style-name="fr1" draw:name="Objet95" text:anchor-type="as-char" svg:width="3.785cm" svg:height="1.304cm" draw:z-index="86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57">where<draw:frame draw:style-name="fr1" draw:name="Objet98" text:anchor-type="as-char" svg:width="4.149cm" svg:height="0.557cm" draw:z-index="87"><draw:object xlink:href="./Object 98" xlink:type="simple" xlink:show="embed" xlink:actuate="onLoad"/><draw:image xlink:href="./ObjectReplacements/Object 98" xlink:type="simple" xlink:show="embed" xlink:actuate="onLoad"/></draw:frame>,<draw:frame draw:style-name="fr1" draw:name="Objet99" text:anchor-type="as-char" svg:width="5.013cm" svg:height="0.54cm" draw:z-index="88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55"><text:span text:style-name="T112">w</text:span>ith<draw:frame draw:style-name="fr1" draw:name="Objet77" text:anchor-type="as-char" svg:width="0.907cm" svg:height="0.473cm" draw:z-index="89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13">the Kronecker </text:span><text:span text:style-name="T114">delta</text:span><text:span text:style-name="T113">.</text:span></text:p>
      <text:p text:style-name="P55"/>
      <text:p text:style-name="P58"><text:span text:style-name="T117">Proof:</text:span><text:span text:style-name="T115"> </text:span><text:span text:style-name="T116">TO DO.</text:span></text:p>
      <text:p text:style-name="P65"/>
      <text:h text:style-name="P74" text:outline-level="1"><text:span text:style-name="T125">3</text:span> – <text:span text:style-name="T68">Categorical </text:span><text:span text:style-name="T69">cross-</text:span><text:span text:style-name="T68">entropy </text:span><text:span text:style-name="T69">loss</text:span></text:h>
      <text:p text:style-name="P65"/>
      <text:p text:style-name="P66">Definition – <text:span text:style-name="T11">Let</text:span><text:span text:style-name="T11"><draw:frame draw:style-name="fr1" draw:name="Objet108" text:anchor-type="as-char" svg:width="1.655cm" svg:height="0.531cm" draw:z-index="9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11">,</text:span><text:span text:style-name="T11"><draw:frame draw:style-name="fr1" draw:name="Objet109" text:anchor-type="as-char" svg:width="1.655cm" svg:height="0.531cm" draw:z-index="95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11">, </text:span><text:span text:style-name="T60">and</text:span><text:span text:style-name="T60"><draw:frame draw:style-name="fr1" draw:name="Objet110" text:anchor-type="as-char" svg:width="5.05cm" svg:height="0.591cm" draw:z-index="121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60">. </text:span></text:p>
      <text:p text:style-name="P65"/>
      <text:h text:style-name="P72" text:outline-level="1"><text:span text:style-name="T80">4</text:span> – <text:span text:style-name="T67">Dense layers</text:span></text:h>
      <text:p text:style-name="P36"/>
      <text:p text:style-name="P20">Definition –<text:span text:style-name="T11"> </text:span><text:span text:style-name="T36">Let</text:span><text:span text:style-name="T36"><draw:frame draw:style-name="fr1" draw:name="Objet35" text:anchor-type="as-char" svg:width="1.655cm" svg:height="0.531cm" draw:z-index="44"><draw:object xlink:href="./Object 35" xlink:type="simple" xlink:show="embed" xlink:actuate="onLoad"/><draw:image xlink:href="./ObjectReplacements/Object 35" xlink:type="simple" xlink:show="embed" xlink:actuate="onLoad"/></draw:frame></text:span><text:span text:style-name="T37">the input vector, and</text:span><text:span text:style-name="T37"><draw:frame draw:style-name="fr1" draw:name="Objet36" text:anchor-type="as-char" svg:width="1.794cm" svg:height="0.531cm" draw:z-index="45"><draw:object xlink:href="./Object 36" xlink:type="simple" xlink:show="embed" xlink:actuate="onLoad"/><draw:image xlink:href="./ObjectReplacements/Object 36" xlink:type="simple" xlink:show="embed" xlink:actuate="onLoad"/></draw:frame></text:span><text:span text:style-name="T34">the weight matri</text:span><text:span text:style-name="T35">x</text:span><text:span text:style-name="T40">. </text:span><text:span text:style-name="T38">Then the </text:span><text:span text:style-name="T39">simple </text:span><text:span text:style-name="T38">perceptron is defined as the operation</text:span></text:p>
      <text:p text:style-name="P37"><text:soft-page-break/></text:p>
      <text:h text:style-name="P73" text:outline-level="1"><text:span text:style-name="T80">5</text:span> – <text:span text:style-name="T65">Neural Network</text:span></text:h>
      <text:p text:style-name="P38"/>
      <text:p text:style-name="P18">Definition –<text:span text:style-name="T11"> </text:span><text:span text:style-name="T22">Suppose </text:span><text:span text:style-name="T23">a data set with</text:span><text:span text:style-name="T23"><draw:frame draw:style-name="fr1" draw:name="Objet21" text:anchor-type="as-char" svg:width="0.422cm" svg:height="0.467cm" draw:z-index="27"><draw:object xlink:href="./Object 21" xlink:type="simple" xlink:show="embed" xlink:actuate="onLoad"/><draw:image xlink:href="./ObjectReplacements/Object 21" xlink:type="simple" xlink:show="embed" xlink:actuate="onLoad"/></draw:frame></text:span><text:span text:style-name="T23">samples. </text:span><text:span text:style-name="T24">Each sample have</text:span><text:span text:style-name="T24"><draw:frame draw:style-name="fr1" draw:name="Objet22" text:anchor-type="as-char" svg:width="0.515cm" svg:height="0.467cm" draw:z-index="29"><draw:object xlink:href="./Object 22" xlink:type="simple" xlink:show="embed" xlink:actuate="onLoad"/><draw:image xlink:href="./ObjectReplacements/Object 22" xlink:type="simple" xlink:show="embed" xlink:actuate="onLoad"/></draw:frame></text:span><text:span text:style-name="T24">features and a correspondin</text:span><text:span text:style-name="T25">g </text:span><text:span text:style-name="T26">one-hot encoded label </text:span><text:span text:style-name="T27">among</text:span><text:span text:style-name="T27"><draw:frame draw:style-name="fr1" draw:name="Objet23" text:anchor-type="as-char" svg:width="0.33cm" svg:height="0.467cm" draw:z-index="30"><draw:object xlink:href="./Object 23" xlink:type="simple" xlink:show="embed" xlink:actuate="onLoad"/><draw:image xlink:href="./ObjectReplacements/Object 23" xlink:type="simple" xlink:show="embed" xlink:actuate="onLoad"/></draw:frame></text:span><text:span text:style-name="T27">possible labels</text:span><text:span text:style-name="T26">.</text:span></text:p>
      <text:p text:style-name="P18"><text:span text:style-name="T16">Let</text:span><text:span text:style-name="T16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, </text:span><text:span text:style-name="T19">and</text:span><text:span text:style-name="T19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21">the matrices defining </text:span><text:span text:style-name="T20">the features and </text:span><text:span text:style-name="T28">the labels</text:span><text:span text:style-name="T20"> respectively </text:span><text:span text:style-name="T29">for each sample</text:span><text:span text:style-name="T20">.</text:span></text:p>
      <text:p text:style-name="P39"/>
      <text:p text:style-name="P19"><text:span text:style-name="T20">S</text:span><text:span text:style-name="T11">uppose </text:span><text:span text:style-name="T30">a neural network </text:span><text:span text:style-name="T31">with</text:span><text:span text:style-name="T31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32">layers.</text:span></text:p>
      <text:p text:style-name="P38"/>
      <text:h text:style-name="P68" text:outline-level="1"><text:span text:style-name="T80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1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0-21T08:48:03.119000000</dc:date>
    <meta:editing-duration>P1DT29M38S</meta:editing-duration>
    <meta:editing-cycles>462</meta:editing-cycles>
    <meta:document-statistic meta:table-count="0" meta:image-count="0" meta:object-count="122" meta:page-count="5" meta:paragraph-count="73" meta:word-count="449" meta:character-count="3020" meta:non-whitespace-character-count="2613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[A]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109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  hat y  in M_{ n,m 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row>
        <mi>f</mi>
        <mo stretchy="false">∈</mo>
        <msup>
          <mi>ζ</mi>
          <mn>0</mn>
        </msup>
      </mrow>
      <mrow>
        <mrow>
          <mo fence="true" form="prefix" stretchy="false">(</mo>
          <mrow>
            <mrow>
              <msup>
                <mi mathvariant="normal">ℜ</mi>
                <mi>m</mi>
              </msup>
              <mi>,</mi>
              <mi mathvariant="normal">ℜ</mi>
            </mrow>
          </mrow>
          <mo fence="true" form="postfix" stretchy="false">)</mo>
        </mrow>
        <mo stretchy="false">∩</mo>
        <msubsup>
          <mi>D</mi>
          <mi mathvariant="italic">pw</mi>
          <mn>0</mn>
        </msubsup>
      </mrow>
      <mrow>
        <mo fence="true" form="prefix" stretchy="false">(</mo>
        <mrow>
          <mrow>
            <msup>
              <mi mathvariant="normal">ℜ</mi>
              <mi>m</mi>
            </msup>
            <mi>,</mi>
            <mi mathvariant="normal">ℜ</mi>
          </mrow>
        </mrow>
        <mo fence="true" form="postfix" stretchy="false">)</mo>
      </mrow>
    </mrow>
    <annotation encoding="StarMath 5.0"> f in %zeta^0(Re^m, Re) intersection D_pw^0( Re^m, Re )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sup>
        <mi>ζ</mi>
        <mn>0</mn>
      </m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^0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0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^0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sup>
        <mi>D</mi>
        <mi mathvariant="italic">pw</mi>
        <mn>0</mn>
      </msubsup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^0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4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[A]_{ :,j } = left [ matrix { a_{1,j} ## a_{2,j} ## dotsvert ## a_{n,j} } right ]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row>
          <mo fence="true" form="prefix" stretchy="false">[</mo>
          <mrow>
            <mi>A</mi>
          </mrow>
          <mo fence="true" form="postfix" stretchy="false">]</mo>
        </mrow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[A]_{ i,: } = left [ matrix { a_{i,1} # a_{i,2} # dotsaxis # a_{i,n} } right ]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6/content.xml><?xml version="1.0" encoding="utf-8"?>
<math xmlns="http://www.w3.org/1998/Math/MathML" display="block">
  <semantics>
    <mrow>
      <msub>
        <mi>J</mi>
        <mi mathvariant="italic">ReLU</mi>
      </msub>
      <mi mathvariant="normal">:</mi>
      <mrow>
        <mo fence="true" form="prefix" stretchy="true">{</mo>
        <mrow>
          <mtable>
            <mtr>
              <mtd>
                <mrow>
                  <msubsup>
                    <mi mathvariant="normal">ℜ</mi>
                    <mrow>
                      <mrow/>
                      <mo stretchy="false">∖</mo>
                      <mrow>
                        <mo stretchy="false">{</mo>
                        <mn>0</mn>
                        <mo stretchy="false">}</mo>
                      </mrow>
                    </mrow>
                    <mi>m</mi>
                  </msub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1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n>,2</mn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row>
                                  <msub>
                                    <mi mathvariant="normal">ℜ</mi>
                                    <mrow>
                                      <mrow/>
                                      <mo stretchy="false">∖</mo>
                                      <mrow>
                                        <mo stretchy="false">{</mo>
                                        <mn>0</mn>
                                        <mo stretchy="false">}</mo>
                                      </mrow>
                                    </mrow>
                                  </msub>
                                  <mrow>
                                    <mrow/>
                                    <mo stretchy="false">+</mo>
                                    <mrow/>
                                  </mrow>
                                </mrow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row>
                                      <mo fence="true" form="prefix" stretchy="false">[</mo>
                                      <mrow>
                                        <mi>z</mi>
                                      </mrow>
                                      <mo fence="true" form="postfix" stretchy="false">]</mo>
                                    </mrow>
                                    <mrow>
                                      <mi>i</mi>
                                      <mi>,</mi>
                                      <mi>m</mi>
                                    </mrow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J_ReLU : left lbrace
  stack {
    Re_{ {} bslash {\{0\}}}^m %toward M_{m,m} #
    [z]_{ i,: } %as left [ matrix {
		1_{ Re_{ {} bslash {\{0\}}}{{}+{}} }([z]_{ i,1 }) # 0 # dotsaxis # 0 ##
		0 # 1_{ Re_{ {} bslash {\{0\}}}{{}+{}} }([z]_{ i,2 }) # dotsdown # dotsvert ##
		dotsvert # dotsdown # dotsdown # 0 ##
		0 # dotsaxis # 0 # 1_{ Re_{ {} bslash {\{0\}}}{{}+{}} }([z]_{ i,m }) }
		right ]
  }
right none

</annotation>
  </semantics>
</math>
</file>

<file path=Object 27/content.xml><?xml version="1.0" encoding="utf-8"?>
<math xmlns="http://www.w3.org/1998/Math/MathML" display="block">
  <semantics>
    <mrow>
      <msub>
        <mrow>
          <mo fence="true" form="prefix" stretchy="false">[</mo>
          <mrow>
            <mi>C</mi>
          </mrow>
          <mo fence="true" form="postfix" stretchy="false">]</mo>
        </mrow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row>
              <mo fence="true" form="prefix" stretchy="false">[</mo>
              <mrow>
                <mi>A</mi>
              </mrow>
              <mo fence="true" form="postfix" stretchy="false">]</mo>
            </mrow>
            <mrow>
              <mi>i</mi>
              <mi>,</mi>
              <mi>k</mi>
            </mrow>
          </msub>
        </mrow>
        <mo stretchy="false">∗</mo>
        <msub>
          <mrow>
            <mo fence="true" form="prefix" stretchy="false">[</mo>
            <mrow>
              <mi>B</mi>
            </mrow>
            <mo fence="true" form="postfix" stretchy="false">]</mo>
          </mrow>
          <mrow>
            <mi>k</mi>
            <mi>,</mi>
            <mi>j</mi>
          </mrow>
        </msub>
      </mrow>
    </mrow>
    <annotation encoding="StarMath 5.0">[C]_{ i,j } = sum from{k=1} to{m} [A]_{ i,k } * [ B ]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m</mi>
        </mrow>
      </msub>
    </mrow>
    <annotation encoding="StarMath 5.0"> y in M_{ n,m }</annotation>
  </semantics>
</math>
</file>

<file path=Object 36/content.xml><?xml version="1.0" encoding="utf-8"?>
<math xmlns="http://www.w3.org/1998/Math/MathML" display="block">
  <semantics>
    <mrow>
      <mi>W</mi>
      <mo stretchy="false">∈</mo>
      <msub>
        <mi>M</mi>
        <mrow>
          <mi>n</mi>
          <mi>,</mi>
          <mi>m</mi>
        </mrow>
      </msub>
    </mrow>
    <annotation encoding="StarMath 5.0"> W in M_{n,m} </annotation>
  </semantics>
</math>
</file>

<file path=Object 37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>f</mi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[z]_{ i,: } %as f( [z]_{ i,: } )
  }
right none

</annotation>
  </semantics>
</math>
</file>

<file path=Object 3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i mathvariant="normal">ℜ</mi>
                  <mi>↔</mi>
                  <mi mathvariant="normal">ℜ</mi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 mathvariant="normal">:</mi>
                          </mrow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 %toward Re #
    [z]_{ i,: } %as max( 0_{Re^m}, [z]_{i,:}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>
      <mi mathvariant="normal">ℜ</mi>
      <mrow>
        <mrow/>
        <mo stretchy="false">∖</mo>
        <mrow>
          <mo stretchy="false">{</mo>
          <mn>0</mn>
          <mo stretchy="false">}</mo>
        </mrow>
      </mrow>
    </msub>
    <annotation encoding="StarMath 5.0">Re_{ {} bslash {\{0\}}}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frac bevelled="true">
                    <msup>
                      <mi>e</mi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row>
                            <mo fence="true" form="prefix" stretchy="false">[</mo>
                            <mrow>
                              <mi>z</mi>
                            </mrow>
                            <mo fence="true" form="postfix" stretchy="false">]</mo>
                          </mrow>
                          <mrow>
                            <mi>i</mi>
                            <mi>,</mi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Re^m #
    [z]_{ i,: } %as e^{[z]_{i,:}} wideslash sum from{j'=1} to {m} e^{[z]_{i,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>z</mi>
      <mo stretchy="false">∈</mo>
      <msub>
        <mi>M</mi>
        <mrow>
          <mi>n</mi>
          <mi>,</mi>
          <mi>m</mi>
        </mrow>
      </msub>
    </mrow>
    <annotation encoding="StarMath 5.0">z in M_{ n,m 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b>
      <mn>1</mn>
      <mrow>
        <msub>
          <mi mathvariant="normal">ℜ</mi>
          <mrow>
            <mrow/>
            <mo stretchy="false">∖</mo>
            <mrow>
              <mo stretchy="false">{</mo>
              <mn>0</mn>
              <mo stretchy="false">}</mo>
            </mrow>
          </mrow>
        </msub>
        <mrow>
          <mrow/>
          <mo stretchy="false">+</mo>
          <mrow/>
        </mrow>
      </mrow>
    </msub>
    <annotation encoding="StarMath 5.0">1_{ Re_{ {} bslash {\{0\}}}{{}+{}} }</annotation>
  </semantics>
</math>
</file>

<file path=Object 51/content.xml><?xml version="1.0" encoding="utf-8"?>
<math xmlns="http://www.w3.org/1998/Math/MathML" display="block">
  <semantics>
    <mrow>
      <msub>
        <mi mathvariant="normal">ℜ</mi>
        <mrow>
          <mrow/>
          <mo stretchy="false">∖</mo>
          <mrow>
            <mo stretchy="false">{</mo>
            <mn>0</mn>
            <mo stretchy="false">}</mo>
          </mrow>
        </mrow>
      </msub>
      <mrow>
        <mrow/>
        <mo stretchy="false">+</mo>
        <mrow/>
      </mrow>
    </mrow>
    <annotation encoding="StarMath 5.0">Re_{ {} bslash {\{0\}}}{{}+{}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sup>
        <mi>ζ</mi>
        <mn>0</mn>
      </m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^0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sup>
        <mi>D</mi>
        <mn>0</mn>
      </m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^0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sup>
          <mi>ζ</mi>
          <mn>0</mn>
        </msup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subsup>
          <mi>D</mi>
          <mi mathvariant="italic">pw</mi>
          <mn>0</mn>
        </msubsup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^0(Re^m) intersection D_pw^0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i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i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sup>
        <mi>D</mi>
        <mi mathvariant="italic">pw</mi>
        <mn>0</mn>
      </msubsup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^0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sub>
        <mi>J</mi>
        <mi>S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sub>
                    <mrow>
                      <mo fence="true" form="prefix" stretchy="false">[</mo>
                      <mrow>
                        <mi>z</mi>
                      </mrow>
                      <mo fence="true" form="postfix" stretchy="false">]</mo>
                    </mrow>
                    <mrow>
                      <mi>i</mi>
                      <mi>,</mi>
                      <mi mathvariant="normal">:</mi>
                    </mrow>
                  </msub>
                  <mi>→</mi>
                  <msub>
                    <mi>J</mi>
                    <mi>S</mi>
                  </msub>
                  <mrow>
                    <mo fence="true" form="prefix" stretchy="false">(</mo>
                    <mrow>
                      <msub>
                        <mrow>
                          <mo fence="true" form="prefix" stretchy="false">[</mo>
                          <mrow>
                            <mi>z</mi>
                          </mrow>
                          <mo fence="true" form="postfix" stretchy="false">]</mo>
                        </mrow>
                        <mrow>
                          <mi>i</mi>
                          <mi>,</mi>
                          <mi mathvariant="normal">:</mi>
                        </mrow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S : left lbrace
  stack {
    Re^m %toward M_{m,m} #
    [z]_{ i,: } %as J_S( [z]_{ i,: } )
  }
right none

</annotation>
  </semantics>
</math>
</file>

<file path=Object 9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row>
        <msub>
          <mrow>
            <mo fence="true" form="prefix" stretchy="false">[</mo>
            <mrow>
              <mrow>
                <msub>
                  <mi>J</mi>
                  <mi>S</mi>
                </msub>
                <mrow>
                  <mo fence="true" form="prefix" stretchy="false">(</mo>
                  <mrow>
                    <msub>
                      <mrow>
                        <mo fence="true" form="prefix" stretchy="false">[</mo>
                        <mrow>
                          <mi>z</mi>
                        </mrow>
                        <mo fence="true" form="postfix" stretchy="false">]</mo>
                      </mrow>
                      <mrow>
                        <mi>i</mi>
                        <mi>,</mi>
                        <mi mathvariant="normal">:</mi>
                      </mrow>
                    </msub>
                  </mrow>
                  <mo fence="true" form="postfix" stretchy="false">)</mo>
                </mrow>
              </mrow>
            </mrow>
            <mo fence="true" form="postfix" stretchy="false">]</mo>
          </mrow>
          <mrow>
            <mi>j</mi>
            <mi>,</mi>
            <mi>j</mi>
            <mi>'</mi>
          </mrow>
        </msub>
        <mo stretchy="false">=</mo>
        <msub>
          <mi>S</mi>
          <mi>j</mi>
        </msub>
      </mrow>
      <mrow>
        <mo fence="true" form="prefix" stretchy="false">(</mo>
        <mrow>
          <mrow>
            <mrow>
              <msub>
                <mi>δ</mi>
                <mrow>
                  <mi>j</mi>
                  <mi>,</mi>
                  <mi>j</mi>
                  <mi>'</mi>
                </mrow>
              </msub>
              <mo stretchy="false">−</mo>
              <msub>
                <mi>S</mi>
                <mi>j</mi>
              </msub>
            </mrow>
            <mi>'</mi>
          </mrow>
        </mrow>
        <mo fence="true" form="postfix" stretchy="false">)</mo>
      </mrow>
    </mrow>
    <annotation encoding="StarMath 5.0">[J_S( [z]_{i,:} )]_{ j,j' } = S_j( %delta_{j,j'} - S_j' )</annotation>
  </semantics>
</math>
</file>